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Menlo" svg:font-family="Menlo, Monaco, Consolas, 'Courier New', monospace"/>
    <style:font-face style:name="OpenSymbol" svg:font-family="OpenSymbol"/>
    <style:font-face style:name="Verdana" svg:font-family="Verdana, sans-serif"/>
    <style:font-face style:name="courier new" svg:font-family="'courier new'"/>
    <style:font-face style:name="trebuchet ms" svg:font-family="'trebuchet ms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a0909" fo:letter-spacing="normal" fo:font-style="normal" fo:font-weight="normal"/>
    </style:style>
    <style:style style:name="P3" style:family="paragraph" style:parent-style-name="Standard">
      <style:paragraph-properties fo:margin-left="0cm" fo:margin-right="0cm" fo:margin-top="0cm" fo:margin-bottom="0.499cm" fo:text-align="start" style:justify-single-word="false" fo:orphans="2" fo:widows="2" fo:text-indent="0cm" style:auto-text-indent="false"/>
    </style:style>
    <style:style style:name="P4" style:family="paragraph" style:parent-style-name="Text_20_body" style:list-style-name="L1">
      <style:paragraph-properties fo:margin-top="0cm" fo:margin-bottom="0.079cm" fo:text-align="start" style:justify-single-word="false" fo:orphans="2" fo:widows="2" fo:background-color="transparent" fo:padding="0cm" fo:border="none">
        <style:background-image/>
      </style:paragraph-properties>
      <style:text-properties fo:font-variant="normal" fo:text-transform="none" fo:color="#1a0909" style:font-name="trebuchet ms" fo:font-size="8.25pt" fo:letter-spacing="normal" fo:font-style="normal" fo:font-weight="normal"/>
    </style:style>
    <style:style style:name="P5" style:family="paragraph" style:parent-style-name="Text_20_body" style:list-style-name="L3">
      <style:paragraph-properties fo:margin-top="0cm" fo:margin-bottom="0.079cm" fo:text-align="start" style:justify-single-word="false" fo:orphans="2" fo:widows="2" fo:background-color="transparent" fo:padding="0cm" fo:border="none">
        <style:background-image/>
      </style:paragraph-properties>
      <style:text-properties fo:font-variant="normal" fo:text-transform="none" fo:color="#1a0909" style:font-name="trebuchet ms" fo:font-size="8.25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.079cm" fo:text-align="start" style:justify-single-word="false" fo:orphans="2" fo:widows="2" fo:background-color="transparent" fo:padding="0cm" fo:border="none">
        <style:background-image/>
      </style:paragraph-properties>
      <style:text-properties fo:font-variant="normal" fo:text-transform="none" fo:color="#1a0909" style:font-name="trebuchet ms" fo:font-size="9.75pt" fo:letter-spacing="normal" fo:font-style="normal" fo:font-weight="normal"/>
    </style:style>
    <style:style style:name="P7" style:family="paragraph" style:parent-style-name="Text_20_body" style:list-style-name="L2">
      <style:paragraph-properties fo:margin-top="0cm" fo:margin-bottom="0.079cm" fo:text-align="start" style:justify-single-word="false" fo:orphans="2" fo:widows="2" fo:background-color="transparent" fo:padding="0cm" fo:border="none">
        <style:background-image/>
      </style:paragraph-properties>
      <style:text-properties fo:font-variant="normal" fo:text-transform="none" fo:color="#1a0909" style:font-name="trebuchet ms" fo:letter-spacing="normal" fo:font-style="normal" fo:font-weight="normal"/>
    </style:style>
    <style:style style:name="P8" style:family="paragraph" style:parent-style-name="Text_20_body" style:list-style-name="L4">
      <style:paragraph-properties fo:margin-top="0cm" fo:margin-bottom="0.079cm" fo:text-align="start" style:justify-single-word="false" fo:orphans="2" fo:widows="2" fo:background-color="transparent" fo:padding="0cm" fo:border="none">
        <style:background-image/>
      </style:paragraph-properties>
      <style:text-properties fo:font-variant="normal" fo:text-transform="none" fo:color="#1a0909" style:font-name="trebuchet ms" fo:letter-spacing="normal" fo:font-style="normal" fo:font-weight="normal"/>
    </style:style>
    <style:style style:name="P9" style:family="paragraph" style:parent-style-name="Text_20_body" style:list-style-name="L1">
      <style:paragraph-properties fo:margin-top="0cm" fo:margin-bottom="0.079cm" fo:text-align="start" style:justify-single-word="false" fo:orphans="2" fo:widows="2" fo:background-color="transparent" fo:padding="0cm" fo:border="none">
        <style:background-image/>
      </style:paragraph-properties>
      <style:text-properties fo:font-variant="normal" fo:text-transform="none" fo:color="#1a0909" fo:font-size="8.25pt" fo:letter-spacing="normal" fo:font-style="normal" fo:font-weight="normal"/>
    </style:style>
    <style:style style:name="P10" style:family="paragraph" style:parent-style-name="Text_20_body" style:list-style-name="L4">
      <style:paragraph-properties fo:margin-top="0cm" fo:margin-bottom="0.079cm" fo:text-align="start" style:justify-single-word="false" fo:orphans="2" fo:widows="2" fo:background-color="transparent" fo:padding="0cm" fo:border="none">
        <style:background-image/>
      </style:paragraph-properties>
      <style:text-properties fo:font-variant="normal" fo:text-transform="none" fo:color="#1a0909" fo:letter-spacing="normal" fo:font-style="normal" fo:font-weight="normal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12" style:family="paragraph" style:parent-style-name="Text_20_body" style:list-style-name="L5">
      <style:paragraph-properties fo:margin-left="0cm" fo:margin-right="0cm" fo:margin-top="0cm" fo:margin-bottom="0.265cm" fo:orphans="2" fo:widows="2" fo:text-indent="0cm" style:auto-text-indent="false" fo:padding="0cm" fo:border="none"/>
    </style:style>
    <style:style style:name="P13" style:family="paragraph" style:parent-style-name="Text_20_body" style:list-style-name="L8">
      <style:paragraph-properties fo:margin-left="0cm" fo:margin-right="0cm" fo:margin-top="0cm" fo:margin-bottom="0.265cm" fo:orphans="2" fo:widows="2" fo:text-indent="0cm" style:auto-text-indent="false" fo:padding="0cm" fo:border="none"/>
    </style:style>
    <style:style style:name="P14" style:family="paragraph" style:parent-style-name="Text_20_body" style:list-style-name="L9">
      <style:paragraph-properties fo:margin-left="0cm" fo:margin-right="0cm" fo:margin-top="0cm" fo:margin-bottom="0.265cm" fo:orphans="2" fo:widows="2" fo:text-indent="0cm" style:auto-text-indent="false" fo:padding="0cm" fo:border="none"/>
    </style:style>
    <style:style style:name="P15" style:family="paragraph" style:parent-style-name="Text_20_body" style:list-style-name="L5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16" style:family="paragraph" style:parent-style-name="Text_20_body">
      <style:paragraph-properties fo:margin-left="0cm" fo:margin-right="0cm" fo:margin-top="0cm" fo:margin-bottom="0.265cm" fo:orphans="2" fo:widows="2" fo:text-indent="0cm" style:auto-text-indent="false"/>
    </style:style>
    <style:style style:name="P17" style:family="paragraph" style:parent-style-name="Text_20_body" style:list-style-name="L5">
      <style:paragraph-properties fo:margin-left="0cm" fo:margin-right="0cm" fo:margin-top="0cm" fo:margin-bottom="0.265cm" fo:orphans="2" fo:widows="2" fo:text-indent="0cm" style:auto-text-indent="false"/>
    </style:style>
    <style:style style:name="P18" style:family="paragraph" style:parent-style-name="Text_20_body" style:list-style-name="L8">
      <style:paragraph-properties fo:margin-left="0cm" fo:margin-right="0cm" fo:margin-top="0cm" fo:margin-bottom="0.265cm" fo:orphans="2" fo:widows="2" fo:text-indent="0cm" style:auto-text-indent="false"/>
    </style:style>
    <style:style style:name="P19" style:family="paragraph" style:parent-style-name="Text_20_body" style:list-style-name="L8">
      <style:paragraph-properties fo:margin-top="0cm" fo:margin-bottom="0.265cm" fo:orphans="2" fo:widows="2" fo:padding="0cm" fo:border="none"/>
    </style:style>
    <style:style style:name="P20" style:family="paragraph" style:parent-style-name="Text_20_body" style:list-style-name="L9">
      <style:paragraph-properties fo:margin-top="0cm" fo:margin-bottom="0.265cm" fo:orphans="2" fo:widows="2" fo:padding="0cm" fo:border="none"/>
    </style:style>
    <style:style style:name="P21" style:family="paragraph" style:parent-style-name="Text_20_body" style:list-style-name="L8">
      <style:paragraph-properties fo:margin-top="0cm" fo:margin-bottom="0.265cm" fo:orphans="2" fo:widows="2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22" style:family="paragraph" style:parent-style-name="Text_20_body" style:list-style-name="L9">
      <style:paragraph-properties fo:margin-top="0cm" fo:margin-bottom="0.265cm" fo:orphans="2" fo:widows="2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1" style:family="text">
      <style:text-properties fo:font-variant="normal" fo:text-transform="none" fo:color="#1a0909" fo:letter-spacing="normal"/>
    </style:style>
    <style:style style:name="T2" style:family="text">
      <style:text-properties fo:font-variant="normal" fo:text-transform="none" fo:color="#1a0909" fo:letter-spacing="normal" fo:font-style="normal" fo:font-weight="normal"/>
    </style:style>
    <style:style style:name="T3" style:family="text">
      <style:text-properties fo:font-variant="normal" fo:text-transform="none" fo:color="#1a0909" fo:letter-spacing="normal" fo:font-style="normal" fo:font-weight="normal" fo:background-color="#ffff00"/>
    </style:style>
    <style:style style:name="T4" style:family="text">
      <style:text-properties fo:font-variant="normal" fo:text-transform="none" fo:color="#1a0909" fo:letter-spacing="normal" fo:font-style="normal" fo:font-weight="bold"/>
    </style:style>
    <style:style style:name="T5" style:family="text">
      <style:text-properties fo:font-variant="normal" fo:text-transform="none" fo:color="#1a0909" fo:letter-spacing="normal" fo:font-style="italic" fo:font-weight="bold"/>
    </style:style>
    <style:style style:name="T6" style:family="text">
      <style:text-properties fo:font-variant="normal" fo:text-transform="none" fo:color="#1a0909" style:font-name="Verdana" fo:letter-spacing="normal" fo:font-style="normal" fo:font-weight="normal"/>
    </style:style>
    <style:style style:name="T7" style:family="text">
      <style:text-properties fo:font-variant="normal" fo:text-transform="none" fo:color="#1a0909" style:font-name="trebuchet ms" fo:letter-spacing="normal" fo:font-style="normal" fo:font-weight="normal"/>
    </style:style>
    <style:style style:name="T8" style:family="text">
      <style:text-properties fo:font-variant="normal" fo:text-transform="none" fo:color="#1a0909" style:font-name="trebuchet ms" fo:font-size="8.25pt" fo:letter-spacing="normal" fo:font-style="normal" fo:font-weight="normal"/>
    </style:style>
    <style:style style:name="T9" style:family="text">
      <style:text-properties fo:font-variant="normal" fo:text-transform="none" fo:color="#666699" fo:letter-spacing="normal" fo:font-style="normal" fo:font-weight="bold"/>
    </style:style>
    <style:style style:name="T10" style:family="text">
      <style:text-properties fo:font-variant="normal" fo:text-transform="none" fo:color="#666699" style:font-name="trebuchet ms" fo:font-size="8.25pt" fo:letter-spacing="normal" fo:font-style="normal" fo:font-weight="bold"/>
    </style:style>
    <style:style style:name="T11" style:family="text">
      <style:text-properties fo:font-variant="normal" fo:text-transform="none" fo:color="#337ab7" style:text-line-through-style="none" style:font-name="Helvetica Neue" fo:font-size="10.5pt" fo:letter-spacing="normal" fo:font-style="normal" style:text-underline-style="none" fo:font-weight="bold" style:text-blinking="false" fo:background-color="transparent"/>
    </style:style>
    <style:style style:name="T12" style:family="text">
      <style:text-properties fo:font-variant="normal" fo:text-transform="none" fo:color="#242729" style:font-name="Menlo" fo:font-size="9pt" fo:letter-spacing="normal" fo:font-style="normal" fo:font-weight="normal" fo:background-color="#f6f8fa"/>
    </style:style>
    <style:style style:name="T13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14" style:family="text">
      <style:text-properties fo:font-variant="normal" fo:text-transform="none" fo:color="#333333" style:font-name="Helvetica Neue" fo:font-size="10.5pt" fo:letter-spacing="normal" fo:font-style="normal" fo:font-weight="bold"/>
    </style:style>
    <style:style style:name="T15" style:family="text">
      <style:text-properties fo:font-weight="bold"/>
    </style:style>
    <style:style style:name="T16" style:family="text">
      <style:text-properties fo:font-size="8.25pt"/>
    </style:style>
    <style:style style:name="T17" style:family="text">
      <style:text-properties fo:font-size="8.25pt" fo:font-weight="bold"/>
    </style:style>
    <style:style style:name="T18" style:family="text">
      <style:text-properties style:font-name="courier new"/>
    </style:style>
    <text:list-style style:name="L1">
      <text:list-level-style-bullet text:level="1" text:style-name="Bullet_20_Symbols" style:num-suffix="." text:bullet-char="•">
        <style:list-level-properties text:space-before="0.26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234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6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234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://java.sun.com/j2se/1.5.0/docs/api/java/util/List.html" text:style-name="Internet_20_link" text:visited-style-name="Visited_20_Internet_20_Link"><text:span text:style-name="T9">INTERFACE LIST</text:span></text:a><text:span text:style-name="T2"><text:line-break/> colecciones <text:s/></text:span><text:span text:style-name="T3">con elementos repetidos</text:span><text:span text:style-name="T2">. Algunos de los</text:span><text:span text:style-name="T1"> </text:span><text:span text:style-name="T2">métodos de la interface List son los siguientes:</text:span></text:p>
      <text:list xml:id="list8934326146488694302" text:style-name="L1">
        <text:list-item>
          <text:p text:style-name="P4"><text:span text:style-name="T15">add(Object o)</text:span>: añade un objeto al final de la lista.</text:p>
        </text:list-item>
        <text:list-item>
          <text:p text:style-name="P6"><text:span text:style-name="T17">add(int indice, Object o)</text:span><text:span text:style-name="T16">: añade un objeto a la lista en la posición indicada.</text:span></text:p>
        </text:list-item>
        <text:list-item>
          <text:p text:style-name="P4"><text:span text:style-name="T15">get(int indice)</text:span>: devuelve el objeto de la lista de la posición indicada.</text:p>
        </text:list-item>
        <text:list-item>
          <text:p text:style-name="P4"><text:span text:style-name="T15">remove(int indice)</text:span>: elimina el objeto de la lista pasado por parámetro.</text:p>
        </text:list-item>
        <text:list-item>
          <text:p text:style-name="P4"><text:span text:style-name="T15">clear()</text:span>: elimina todos los elementos de la lista.</text:p>
        </text:list-item>
        <text:list-item>
          <text:p text:style-name="P4"><text:span text:style-name="T15">indexOf(Object o)</text:span>: devuelve la posición de la primera vez que un elemento coincida con el objeto pasado por parámetro. Si el elemento no se encuentra devuelve -1.</text:p>
        </text:list-item>
        <text:list-item>
          <text:p text:style-name="P6"><text:span text:style-name="T17">lastIndexOf(Object o)</text:span><text:span text:style-name="T16">:devuelve la posición de la última vez que un elemento coincida con el objeto pasado por parámetro. Si el elemento no se encuentra devuelve -1.</text:span></text:p>
        </text:list-item>
        <text:list-item>
          <text:p text:style-name="P4"><text:span text:style-name="T15">size()</text:span>: devuelve el número de elementos de la lista.</text:p>
        </text:list-item>
        <text:list-item>
          <text:p text:style-name="P9"><text:span text:style-name="T15">contains(Object o)</text:span>: devuelve verdadero si en la lista aparece el objeto pasado por parámetro, para lo cual utiliza intrínsecamente el método equals().</text:p>
        </text:list-item>
      </text:list>
      <text:p text:style-name="P1"><text:span text:style-name="T7">Existen implementaciones de la interface List, como son las clases ArrayList y LinkedList. </text:span><text:span text:style-name="T4"><text:line-break/><text:line-break/></text:span><text:a xlink:type="simple" xlink:href="http://java.sun.com/j2se/1.5.0/docs/api/java/util/ArrayList.html" text:style-name="Internet_20_link" text:visited-style-name="Visited_20_Internet_20_Link"><text:span text:style-name="T9">ArrayList</text:span></text:a><text:span text:style-name="T2"> se basa en índices, siendo cero la posición inicial e infinito su posición final, o lo que es lo mismo, contiene tantos objetos como necesitemos, almacenando los elementos en un array de objetos.</text:span></text:p>
      <text:p text:style-name="P1"><text:span text:style-name="T2"><text:s/>Esta clase tiene varios constructores, siendo la más importante el ArrayList(), que construye un ArrayList con capacidad cero por defecto pero con infinitos objectos a insertar. </text:span><text:span text:style-name="T6"><text:line-break/></text:span><text:span text:style-name="T2"><text:line-break/></text:span><text:a xlink:type="simple" xlink:href="http://java.sun.com/j2se/1.5.0/docs/api/java/util/LinkedList.html" text:style-name="Internet_20_link" text:visited-style-name="Visited_20_Internet_20_Link"><text:span text:style-name="T9">LinkedList</text:span></text:a><text:span text:style-name="T4"> </text:span><text:span text:style-name="T2">almacena los elementos en una lista vinculada y permiten un acceso a ella de manera secuencial, pero su uso no es tan eficiente como los arrays.<text:line-break/><text:line-break/></text:span><text:span text:style-name="T4">INTERFACES</text:span><text:span text:style-name="T2"> </text:span><text:a xlink:type="simple" xlink:href="http://java.sun.com/j2se/1.5.0/docs/api/java/util/Set.html" text:style-name="Internet_20_link" text:visited-style-name="Visited_20_Internet_20_Link"><text:span text:style-name="T9">SET</text:span></text:a><text:a xlink:type="simple" xlink:href="http://java.sun.com/j2se/1.5.0/docs/api/java/util/Set.html" text:style-name="Internet_20_link" text:visited-style-name="Visited_20_Internet_20_Link"><text:span text:style-name="T10">&lt;E&gt;</text:span></text:a><text:span text:style-name="T1"> </text:span><text:span text:style-name="T2"><text:line-break/>Sirve para acceder a una colección </text:span><text:span text:style-name="T3">sin elementos repetidos </text:span><text:span text:style-name="T2">(hay que saber cuándo dos objetos son considerados iguales; para ello se usan equals() y hashcode();). Puede estar o no ordenada</text:span></text:p>
      <text:list xml:id="list7401401816072749649" text:style-name="L2">
        <text:list-item>
          <text:p text:style-name="P7"><text:span text:style-name="T15">add(Object o)</text:span>: añade el objeto pasado por parámetro al Set siempre que éste no exista ya, y devuelve un booleano.</text:p>
        </text:list-item>
        <text:list-item>
          <text:p text:style-name="P7"><text:span text:style-name="T15">clear()</text:span>: Elimina a todos los elementos del Set.</text:p>
        </text:list-item>
        <text:list-item>
          <text:p text:style-name="P7"><text:span text:style-name="T15">contains(Object o)</text:span>: devuelve true si el Set contiene el objeto pasado por parámetro. Para ello, se compara de forma interna con el método equals (o.equals(x);) o con el método hashCode().</text:p>
        </text:list-item>
        <text:list-item>
          <text:p text:style-name="P7"><text:span text:style-name="T15">isEmpty()</text:span>: devuelve true si el Set está vacío.</text:p>
        </text:list-item>
        <text:list-item>
          <text:p text:style-name="P7"><text:span text:style-name="T15">iterator()</text:span>: devuelve un iterador</text:p>
        </text:list-item>
        <text:list-item>
          <text:p text:style-name="P7"><text:span text:style-name="T15">remove(Object o)</text:span>: elimina el objeto pasado por parámetro si existe y devuelve un booleano.</text:p>
        </text:list-item>
        <text:list-item>
          <text:p text:style-name="P7"><text:span text:style-name="T15">size()</text:span>: devuelve un entero que es el número de elementos del Set.</text:p>
        </text:list-item>
      </text:list>
      <text:p text:style-name="P2">La interface <text:span text:style-name="T15">SortedSet</text:span> extiende de la interface Set y añade una serie de métodos, entre los que hay que destacar:</text:p>
      <text:list xml:id="list254447624189477448" text:style-name="L3">
        <text:list-item>
          <text:p text:style-name="P5"><text:span text:style-name="T15">comparator()</text:span>: obtiene el objeto pasado al constructor para establecer el orden; si se emplea el orden natural definido por la interface Comparable, devuelve null;</text:p>
        </text:list-item>
        <text:list-item>
          <text:p text:style-name="P5"><text:span text:style-name="T15">first() / last()</text:span>: devuelve el primer o el último elemento del conjunto.</text:p>
        </text:list-item>
      </text:list>
      <text:p text:style-name="P1"><text:span text:style-name="T2">Existen dos implementaciones de conjuntos, como son la clase HashSet y la clase TreeSet.<text:line-break/><text:line-break/></text:span><text:a xlink:type="simple" xlink:href="http://java.sun.com/j2se/1.5.0/docs/api/java/util/HashSet.html" text:style-name="Internet_20_link" text:visited-style-name="Visited_20_Internet_20_Link"><text:span text:style-name="T9">HashSet&lt;Elemento&gt;</text:span></text:a><text:span text:style-name="T4"><text:line-break/></text:span><text:span text:style-name="T2">. No se respeta el orden en el que se insertan los elementos y el tamaño del conjunto se adapta dinámicamente a lo que se necesite. </text:span><text:span text:style-name="T5">HashSet implementa la interfaz Set</text:span><text:span text:style-name="T2"> </text:span><text:span text:style-name="T4">y extiende de la clase abstracta AbstractSet</text:span><text:span text:style-name="T2">.<text:line-break/><text:line-break/></text:span><text:a xlink:type="simple" xlink:href="http://java.sun.com/j2se/1.5.0/docs/api/java/util/TreeSet.html" text:style-name="Internet_20_link" text:visited-style-name="Visited_20_Internet_20_Link"><text:span text:style-name="T9">TreeSet</text:span></text:a><text:a xlink:type="simple" xlink:href="http://java.sun.com/j2se/1.5.0/docs/api/java/util/TreeSet.html" text:style-name="Internet_20_link" text:visited-style-name="Visited_20_Internet_20_Link"><text:span text:style-name="T10">&lt;Elemento&gt;</text:span></text:a><text:line-break/><text:span text:style-name="T2">Implementa SortedSet y se basa en un TreeMap.Ordenados</text:span><text:line-break/><text:span text:style-name="T4"><text:line-break/>INTERFACES </text:span><text:a xlink:type="simple" xlink:href="http://java.sun.com/j2se/1.5.0/docs/api/java/util/Map.html" text:style-name="Internet_20_link" text:visited-style-name="Visited_20_Internet_20_Link"><text:span text:style-name="T10">MAP&lt;Clave, Valor&gt;</text:span></text:a><text:span text:style-name="T1"> </text:span><text:span text:style-name="T4">y </text:span><text:a xlink:type="simple" xlink:href="http://java.sun.com/j2se/1.5.0/docs/api/java/util/SortedMap.html" text:style-name="Internet_20_link" text:visited-style-name="Visited_20_Internet_20_Link"><text:span text:style-name="T10">SORTEDMAP&lt;Clave, Valor&gt;</text:span></text:a><text:line-break/><text:span text:style-name="T2">Un Map es una estructura de datos agrupados en</text:span><text:span text:style-name="T3"> parejas clave/valor;</text:span><text:span text:style-name="T2"> pueden ser considerados como una tabla de dos columnas. La clave debe ser única y se emplea para acceder al valor.<text:line-break/>Map no deriva de Collection, pero sí se pueden ver los Maps como colecciones de claves, de valores o de claves/valores. Algunos de los</text:span><text:span text:style-name="T1"> </text:span><text:span text:style-name="T2">métodos de la interface Map son los siguientes:</text:span></text:p>
      <text:list xml:id="list5713278910668193750" text:style-name="L4">
        <text:list-item>
          <text:p text:style-name="P8"><text:span text:style-name="T15">clear()</text:span>: elimina todos los mapeos del Map.</text:p>
        </text:list-item>
        <text:list-item>
          <text:p text:style-name="P8"><text:span text:style-name="T15">containsKey(Object clave)</text:span>: devuelve true si el Map contiene un mapeo igual que el objeto pasado por parámetro: <text:span text:style-name="T18">boolean existe = productos.containsKey(producto);</text:span></text:p>
        </text:list-item>
        <text:list-item>
          <text:p text:style-name="P8"><text:span text:style-name="T15">containsValue(Object valor)</text:span>: devuelve true si el Map mapea a uno o más claves del objeto valor pasado por parámetro.</text:p>
        </text:list-item>
        <text:list-item>
          <text:p text:style-name="P8"><text:span text:style-name="T15">get(Object clave)</text:span>: devuelve el objeto valor de la clave pasada por parámetro; o null si el Map no encuentra ningún mapeo con esta clave.</text:p>
        </text:list-item>
        <text:list-item>
          <text:p text:style-name="P8"><text:span text:style-name="T15">isEmpty()</text:span>: devuelve true si el Map está vacío.</text:p>
        </text:list-item>
        <text:list-item>
          <text:p text:style-name="P8"><text:span text:style-name="T15">put(Clave clave, Valor valor)</text:span>: asigna el valor pasado con la clave especificada a otro objeto valor.</text:p>
        </text:list-item>
        <text:list-item>
          <text:p text:style-name="P8"><text:span text:style-name="T15">remove(Object clave)</text:span>: elimina el mapeo que tenga la clave pasada por parámetro si existe, devolviendo el valor de dicho mapeo.</text:p>
        </text:list-item>
        <text:list-item>
          <text:p text:style-name="P10"><text:span text:style-name="T15">size()</text:span>: devuelve un entero con el número de mapeos del Map.</text:p>
        </text:list-item>
      </text:list>
      <text:p text:style-name="P1"><text:span text:style-name="T2">La interface SortedMap añade métodos similares a los de SortedSet.<text:line-break/><text:line-break/>Existen tres implementaciones como son las clases HashMap, HashTable(h) y TreeMap.<text:line-break/><text:line-break/></text:span><text:a xlink:type="simple" xlink:href="http://grepcode.com/file/repository.grepcode.com/java/root/jdk/openjdk/6-b14/java/util/HashMap.java#HashMap" text:style-name="Internet_20_link" text:visited-style-name="Visited_20_Internet_20_Link"><text:span text:style-name="Strong_20_Emphasis"><text:span text:style-name="T11">HashMap</text:span></text:span></text:a></text:p>
      <text:list xml:id="list8426882035546008649" text:style-name="L5">
        <text:list-item>
          <text:p text:style-name="P12"><text:span text:style-name="T13">UN </text:span><text:span text:style-name="Source_20_Text"><text:span text:style-name="T12">HashMap</text:span></text:span><text:span text:style-name="T13"> contiene valores basados en la clave.</text:span></text:p>
        </text:list-item>
        <text:list-item>
          <text:p text:style-name="P15">Contiene solo elementos únicos.</text:p>
        </text:list-item>
        <text:list-item>
          <text:p text:style-name="P15">Puede tener una clave nula y múltiples valores nulos.</text:p>
        </text:list-item>
        <text:list-item>
          <text:p text:style-name="P17"><text:span text:style-name="T13">Mantiene </text:span><text:span text:style-name="Emphasis"><text:span text:style-name="T14">sin orden</text:span></text:span><text:span text:style-name="T13">.</text:span></text:p>
          <text:p text:style-name="P12"><text:span text:style-name="Source_20_Text"><text:span text:style-name="T12">public class HashMap&lt;K,V&gt; extends AbstractMap&lt;K,V&gt; implements Map&lt;K,V&gt;, Cloneable, Serializable</text:span></text:span></text:p>
        </text:list-item>
      </text:list>
      <text:p text:style-name="P16"><text:a xlink:type="simple" xlink:href="http://grepcode.com/file/repository.grepcode.com/java/root/jdk/openjdk/6-b14/java/util/LinkedHashMap.java#LinkedHashMap" text:style-name="Internet_20_link" text:visited-style-name="Visited_20_Internet_20_Link"><text:span text:style-name="Strong_20_Emphasis"><text:span text:style-name="T11">LinkedHashMap</text:span></text:span></text:a></text:p>
      <text:list xml:id="list3745070065473345038" text:style-name="L8">
        <text:list-item>
          <text:p text:style-name="P19"><text:span text:style-name="T13">UN </text:span><text:span text:style-name="Source_20_Text"><text:span text:style-name="T12">LinkedHashMap</text:span></text:span><text:span text:style-name="T13"> contiene valores basados en la clave.</text:span></text:p>
        </text:list-item>
        <text:list-item>
          <text:p text:style-name="P21">Contiene solo elementos únicos.</text:p>
        </text:list-item>
        <text:list-item>
          <text:p text:style-name="P21">Puede tener una clave nula y múltiples valores nulos.</text:p>
        </text:list-item>
        <text:list-item>
          <text:p text:style-name="P18"><text:span text:style-name="T13">Es lo mismo que HashMap sin embargo mantiene </text:span><text:span text:style-name="Emphasis"><text:span text:style-name="T14">orden de insercion</text:span></text:span><text:span text:style-name="T13">. </text:span><text:span text:style-name="Emphasis"><text:span text:style-name="T13">// Ver desaceleración de clase a continuación</text:span></text:span></text:p>
          <text:p text:style-name="P13"><text:span text:style-name="Source_20_Text"><text:span text:style-name="T12">public class LinkedHashMap&lt;K,V&gt; extends HashMap&lt;K,V&gt; implements Map&lt;K,V&gt;</text:span></text:span></text:p>
        </text:list-item>
      </text:list>
      <text:p text:style-name="P16"><text:a xlink:type="simple" xlink:href="http://grepcode.com/file/repository.grepcode.com/java/root/jdk/openjdk/6-b14/java/util/TreeMap.java#TreeMap" text:style-name="Internet_20_link" text:visited-style-name="Visited_20_Internet_20_Link"><text:span text:style-name="Strong_20_Emphasis"><text:span text:style-name="T11">TreeMap</text:span></text:span></text:a></text:p>
      <text:list xml:id="list6747581296105492134" text:style-name="L9">
        <text:list-item>
          <text:p text:style-name="P20"><text:span text:style-name="T13">UN </text:span><text:span text:style-name="Source_20_Text"><text:span text:style-name="T12">TreeMap</text:span></text:span><text:span text:style-name="T13"> contiene valores basados en la clave. Implementa la interfaz NavigableMap y amplía la clase AbstractMap.</text:span></text:p>
        </text:list-item>
        <text:list-item>
          <text:p text:style-name="P22">Contiene solo elementos únicos.</text:p>
        </text:list-item>
        <text:list-item>
          <text:p text:style-name="P22">No puede tener una clave nula, pero puede tener múltiples valores nulos.</text:p>
        </text:list-item>
        <text:list-item>
          <text:p text:style-name="P14"><text:span text:style-name="T13">Es lo mismo que </text:span><text:span text:style-name="Source_20_Text"><text:span text:style-name="T12">HashMap</text:span></text:span><text:span text:style-name="T13"> pero mantiene </text:span><text:span text:style-name="Emphasis"><text:span text:style-name="T14">orden ascendente</text:span></text:span><text:span text:style-name="T13">(Ordenado usando el orden natural de su clave).</text:span></text:p>
        </text:list-item>
      </text:list>
      <text:p text:style-name="P1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Menlo" svg:font-family="Menlo, Monaco, Consolas, 'Courier New', monospace"/>
    <style:font-face style:name="OpenSymbol" svg:font-family="OpenSymbol"/>
    <style:font-face style:name="Verdana" svg:font-family="Verdana, sans-serif"/>
    <style:font-face style:name="courier new" svg:font-family="'courier new'"/>
    <style:font-face style:name="trebuchet ms" svg:font-family="'trebuchet ms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10T06:40:24.07</meta:creation-date>
    <dc:date>2019-05-13T19:36:42.37</dc:date>
    <meta:editing-duration>PT12M36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48" meta:word-count="888" meta:character-count="5450"/>
  </office:meta>
</office:document-meta>
</file>